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0000001E0FA03AF8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color="#99ccff" draw:textarea-horizontal-align="justify" draw:textarea-vertical-align="middle" draw:auto-grow-height="false" fo:min-height="0cm" fo:min-width="0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99ccff" draw:textarea-horizontal-align="justify" draw:textarea-vertical-align="middle" draw:auto-grow-height="false" fo:min-height="1.805cm" fo:min-width="4.82cm" fo:wrap-option="wrap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99ccff" draw:textarea-horizontal-align="justify" draw:textarea-vertical-align="middle" draw:auto-grow-height="false" fo:min-height="0.821cm" fo:min-width="2.41cm" fo:wrap-option="wrap" style:writing-mode="lr-tb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start" fo:text-indent="0cm"/>
      <style:text-properties fo:font-size="8pt" style:font-size-asian="8pt" style:font-size-complex="8pt"/>
    </style:style>
    <style:style style:name="P3" style:family="paragraph">
      <style:paragraph-properties fo:margin-left="0cm" fo:margin-right="0cm" fo:text-align="start" fo:text-indent="0cm" style:writing-mode="lr-tb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239cm" svg:height="9.142cm" svg:x="0cm" svg:y="-0.02cm">
          <draw:image xlink:href="Pictures/1000000100000320000001E0FA03AF8B.png" xlink:type="simple" xlink:show="embed" xlink:actuate="onLoad" draw:mime-type="image/png">
            <text:p/>
          </draw:image>
        </draw:frame>
        <draw:custom-shape draw:style-name="gr2" draw:text-style-name="P3" draw:layer="Layer4" svg:width="2.91cm" svg:height="1.071cm" svg:x="3.382cm" svg:y="1.023cm">
          <text:p text:style-name="P2"><text:span text:style-name="T1">Directory name.</text:span></text:p>
          <draw:enhanced-geometry svg:viewBox="0 0 21600 21600" draw:mirror-horizontal="false" draw:type="line-callout-2" draw:modifiers="-10202.6794915836 -10941.0447761194 -5297.97320508416 1914.17910447761 -1862.45276537272 11102.238805970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" draw:text-style-name="P3" draw:layer="layout" svg:width="5.32cm" svg:height="2.055cm" svg:x="9.445cm" svg:y="2.031cm">
          <text:p text:style-name="P2"><text:span text:style-name="T1">Sound files for individual tracks. <text:s/>The ones rendered in white correspond to the tracks for the given work. <text:s/>The others are from the same CD, but appear in different works.</text:span></text:p>
          <draw:enhanced-geometry svg:viewBox="0 0 21600 21600" draw:mirror-horizontal="false" draw:type="line-callout-2" draw:modifiers="-5342.15373050179 9833.46303501946 -2849.68990791205 7280.54474708171 -966.134185303515 5767.7042801556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" draw:text-style-name="P3" draw:layer="layout" svg:width="2.91cm" svg:height="1.071cm" svg:x="4.822cm" svg:y="3.533cm">
          <text:p text:style-name="P2"><text:span text:style-name="T1">Images.</text:span></text:p>
          <draw:enhanced-geometry svg:viewBox="0 0 21600 21600" draw:mirror-horizontal="false" draw:type="line-callout-2" draw:modifiers="-28189.0759189282 7394.77611940299 -13304.2940570251 9711.94029850746 -1862.45276537272 11102.238805970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" draw:text-style-name="P3" draw:layer="layout" svg:width="2.91cm" svg:height="1.071cm" svg:x="3.76cm" svg:y="4.785cm">
          <text:p text:style-name="P2"><text:span text:style-name="T1">Documents (liner notes).</text:span></text:p>
          <draw:enhanced-geometry svg:viewBox="0 0 21600 21600" draw:mirror-horizontal="false" draw:type="line-callout-2" draw:modifiers="-17370.5255925799 5863.4328358209 -9690.69048436963 8946.26865671642 -1862.45276537272 11102.238805970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24cm" fo:page-height="9.14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  <dc:date>2024-06-10T09:14:47.425390148</dc:date>
    <meta:editing-cycles>16</meta:editing-cycles>
    <meta:editing-duration>PT2H18M49S</meta:editing-duration>
    <meta:document-statistic meta:object-count="5"/>
    <meta:user-defined meta:name="Info 1"/>
    <meta:user-defined meta:name="Info 2"/>
    <meta:user-defined meta:name="Info 3"/>
    <meta:user-defined meta:name="Info 4"/>
  </office:meta>
</office:document-meta>
</file>